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2.4299in"/>
    </style:style>
    <style:style style:name="Table1.C" style:family="table-column">
      <style:table-column-properties style:column-width="2.518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6" style:family="table-row">
      <style:table-row-properties style:min-row-height="0.3125in"/>
    </style:style>
    <style:style style:name="P1" style:family="paragraph" style:parent-style-name="Standard">
      <style:text-properties fo:font-size="12pt" fo:language="de" fo:country="DE" officeooo:rsid="0013c1d8" officeooo:paragraph-rsid="0013c1d8" style:font-size-asian="12pt" style:font-size-complex="12pt"/>
    </style:style>
    <style:style style:name="P2" style:family="paragraph" style:parent-style-name="Standard">
      <style:text-properties fo:font-size="12pt" fo:language="de" fo:country="DE" officeooo:rsid="0013c1d8" officeooo:paragraph-rsid="001e06bc" style:font-size-asian="12pt" style:font-size-complex="12pt"/>
    </style:style>
    <style:style style:name="P3" style:family="paragraph" style:parent-style-name="Standard">
      <style:text-properties fo:font-size="12pt" fo:language="de" fo:country="DE" officeooo:rsid="0013c1d8" officeooo:paragraph-rsid="001e7b4a" style:font-size-asian="12pt" style:font-size-complex="12pt"/>
    </style:style>
    <style:style style:name="P4" style:family="paragraph" style:parent-style-name="Standard">
      <style:text-properties fo:font-size="12pt" fo:language="de" fo:country="DE" officeooo:rsid="0014c0d1" officeooo:paragraph-rsid="001c27ad" style:font-size-asian="12pt" style:font-size-complex="12pt"/>
    </style:style>
    <style:style style:name="P5" style:family="paragraph" style:parent-style-name="Standard">
      <style:text-properties fo:font-size="12pt" fo:language="de" fo:country="DE" officeooo:rsid="001e06bc" officeooo:paragraph-rsid="001c27ad" style:font-size-asian="12pt" style:font-size-complex="12pt"/>
    </style:style>
    <style:style style:name="P6" style:family="paragraph" style:parent-style-name="Standard">
      <style:text-properties fo:font-size="12pt" fo:language="de" fo:country="DE" officeooo:rsid="001c27ad" officeooo:paragraph-rsid="001c27ad" style:font-size-asian="12pt" style:font-size-complex="12pt"/>
    </style:style>
    <style:style style:name="P7" style:family="paragraph" style:parent-style-name="Standard">
      <style:text-properties fo:font-size="12pt" fo:language="de" fo:country="DE" fo:font-weight="bold" officeooo:rsid="001c27ad" officeooo:paragraph-rsid="001c27ad" style:font-size-asian="12pt" style:font-weight-asian="bold" style:font-size-complex="12pt" style:font-weight-complex="bold"/>
    </style:style>
    <style:style style:name="P8" style:family="paragraph" style:parent-style-name="Standard">
      <style:text-properties fo:font-size="12pt" fo:language="de" fo:country="DE" fo:font-weight="bold" officeooo:rsid="001e7b4a" officeooo:paragraph-rsid="00205733" style:font-size-asian="12pt" style:font-weight-asian="bold" style:font-size-complex="12pt" style:font-weight-complex="bold"/>
    </style:style>
    <style:style style:name="P9" style:family="paragraph" style:parent-style-name="Standard">
      <style:text-properties fo:font-size="12pt" fo:language="de" fo:country="DE" fo:font-weight="normal" officeooo:rsid="001c27ad" officeooo:paragraph-rsid="001c27ad" style:font-size-asian="12pt" style:font-weight-asian="normal" style:font-size-complex="12pt" style:font-weight-complex="normal"/>
    </style:style>
    <style:style style:name="P10" style:family="paragraph" style:parent-style-name="Standard">
      <style:text-properties fo:font-size="12pt" fo:language="de" fo:country="DE" fo:font-weight="normal" officeooo:rsid="001c27ad" officeooo:paragraph-rsid="00205733" style:font-size-asian="12pt" style:font-weight-asian="normal" style:font-size-complex="12pt" style:font-weight-complex="normal"/>
    </style:style>
    <style:style style:name="P11" style:family="paragraph" style:parent-style-name="Standard">
      <style:text-properties fo:font-size="12pt" fo:language="de" fo:country="DE" fo:font-weight="normal" officeooo:rsid="001c27ad" officeooo:paragraph-rsid="002114c9" style:font-size-asian="12pt" style:font-weight-asian="normal" style:font-size-complex="12pt" style:font-weight-complex="normal"/>
    </style:style>
    <style:style style:name="P12" style:family="paragraph" style:parent-style-name="Standard">
      <style:text-properties fo:font-size="12pt" fo:language="de" fo:country="DE" fo:font-weight="normal" officeooo:rsid="002114c9" officeooo:paragraph-rsid="002114c9" style:font-size-asian="12pt" style:font-weight-asian="normal" style:font-size-complex="12pt" style:font-weight-complex="normal"/>
    </style:style>
    <style:style style:name="P13" style:family="paragraph" style:parent-style-name="Standard">
      <style:text-properties fo:language="de" fo:country="DE" officeooo:rsid="0016ac38" officeooo:paragraph-rsid="0016ac38"/>
    </style:style>
    <style:style style:name="P14" style:family="paragraph" style:parent-style-name="Standard">
      <style:text-properties fo:language="de" fo:country="DE" officeooo:rsid="00188d82" officeooo:paragraph-rsid="00188d82"/>
    </style:style>
    <style:style style:name="P15" style:family="paragraph" style:parent-style-name="Standard">
      <style:text-properties fo:language="de" fo:country="DE" officeooo:rsid="00205733" officeooo:paragraph-rsid="00205733"/>
    </style:style>
    <style:style style:name="P16" style:family="paragraph" style:parent-style-name="Standard">
      <style:text-properties fo:language="de" fo:country="DE" officeooo:rsid="001b4413" officeooo:paragraph-rsid="001b4413"/>
    </style:style>
    <style:style style:name="P17" style:family="paragraph" style:parent-style-name="Standard">
      <style:text-properties fo:language="de" fo:country="DE" fo:font-weight="bold" officeooo:rsid="001e7b4a" officeooo:paragraph-rsid="001e7b4a" style:font-weight-asian="bold" style:font-weight-complex="bold"/>
    </style:style>
    <style:style style:name="P18" style:family="paragraph" style:parent-style-name="Standard">
      <style:text-properties officeooo:paragraph-rsid="001e7b4a"/>
    </style:style>
    <style:style style:name="P19" style:family="paragraph" style:parent-style-name="Standard">
      <style:text-properties fo:font-weight="bold" officeooo:rsid="00224412" officeooo:paragraph-rsid="00224412" style:font-weight-asian="bold" style:font-weight-complex="bold"/>
    </style:style>
    <style:style style:name="P20" style:family="paragraph" style:parent-style-name="Standard">
      <style:text-properties fo:font-weight="normal" officeooo:rsid="00224412" officeooo:paragraph-rsid="002405a7" style:font-weight-asian="normal" style:font-weight-complex="normal"/>
    </style:style>
    <style:style style:name="P21" style:family="paragraph" style:parent-style-name="Standard">
      <style:text-properties fo:font-weight="normal" officeooo:rsid="00224fc2" officeooo:paragraph-rsid="00224fc2" style:font-weight-asian="normal" style:font-weight-complex="normal"/>
    </style:style>
    <style:style style:name="P22" style:family="paragraph" style:parent-style-name="Standard">
      <style:text-properties fo:font-weight="normal" officeooo:rsid="002405a7" officeooo:paragraph-rsid="002405a7" style:font-weight-asian="normal" style:font-weight-complex="normal"/>
    </style:style>
    <style:style style:name="P23" style:family="paragraph" style:parent-style-name="Standard">
      <style:text-properties fo:language="de" fo:country="DE" fo:font-weight="normal" officeooo:rsid="00224fc2" officeooo:paragraph-rsid="00224412" style:font-weight-asian="normal" style:font-weight-complex="normal"/>
    </style:style>
    <style:style style:name="P24" style:family="paragraph" style:parent-style-name="Standard" style:list-style-name="L1">
      <style:text-properties fo:language="de" fo:country="DE" fo:font-weight="normal" officeooo:rsid="00224fc2" officeooo:paragraph-rsid="00224412" style:font-weight-asian="normal" style:font-weight-complex="normal"/>
    </style:style>
    <style:style style:name="P25" style:family="paragraph" style:parent-style-name="Standard" style:list-style-name="L1">
      <style:text-properties fo:language="de" fo:country="DE" fo:font-weight="normal" officeooo:rsid="00224fc2" officeooo:paragraph-rsid="00224fc2" style:font-weight-asian="normal" style:font-weight-complex="normal"/>
    </style:style>
    <style:style style:name="P26" style:family="paragraph" style:parent-style-name="Standard">
      <style:text-properties fo:language="de" fo:country="DE" fo:font-weight="normal" officeooo:rsid="00224412" officeooo:paragraph-rsid="00224412" style:font-weight-asian="normal" style:font-weight-complex="normal"/>
    </style:style>
    <style:style style:name="P27" style:family="paragraph" style:parent-style-name="Standard">
      <style:text-properties fo:language="de" fo:country="DE" fo:font-weight="bold" officeooo:rsid="00224412" officeooo:paragraph-rsid="00224412" style:font-weight-asian="bold" style:font-weight-complex="bold"/>
    </style:style>
    <style:style style:name="P28" style:family="paragraph" style:parent-style-name="Standard">
      <style:text-properties fo:language="de" fo:country="DE" officeooo:rsid="001bdb74" officeooo:paragraph-rsid="0026eacf"/>
    </style:style>
    <style:style style:name="P29" style:family="paragraph" style:parent-style-name="Standard">
      <style:text-properties fo:language="de" fo:country="DE" officeooo:rsid="001b0ddd" officeooo:paragraph-rsid="0026eacf"/>
    </style:style>
    <style:style style:name="P30" style:family="paragraph" style:parent-style-name="Standard">
      <style:text-properties fo:language="de" fo:country="DE" officeooo:rsid="00188d82" officeooo:paragraph-rsid="0026eacf"/>
    </style:style>
    <style:style style:name="P31" style:family="paragraph" style:parent-style-name="Standard">
      <style:text-properties fo:language="de" fo:country="DE" officeooo:rsid="001b4413" officeooo:paragraph-rsid="0026eacf"/>
    </style:style>
    <style:style style:name="P32" style:family="paragraph" style:parent-style-name="Standard">
      <style:text-properties fo:language="de" fo:country="DE" officeooo:rsid="00205733" officeooo:paragraph-rsid="00205733"/>
    </style:style>
    <style:style style:name="P33" style:family="paragraph" style:parent-style-name="Standard">
      <style:text-properties fo:language="de" fo:country="DE" officeooo:rsid="002767d3" officeooo:paragraph-rsid="002767d3"/>
    </style:style>
    <style:style style:name="P34" style:family="paragraph" style:parent-style-name="Standard">
      <style:text-properties fo:language="de" fo:country="DE" style:text-underline-style="solid" style:text-underline-type="double" style:text-underline-width="auto" style:text-underline-color="font-color" officeooo:rsid="00229017" officeooo:paragraph-rsid="002767d3"/>
    </style:style>
    <style:style style:name="P35" style:family="paragraph" style:parent-style-name="Standard">
      <style:text-properties fo:language="de" fo:country="DE" officeooo:rsid="00229017" officeooo:paragraph-rsid="002767d3"/>
    </style:style>
    <style:style style:name="P36" style:family="paragraph" style:parent-style-name="Standard">
      <style:text-properties fo:language="de" fo:country="DE" officeooo:rsid="0031de15" officeooo:paragraph-rsid="002767d3"/>
    </style:style>
    <style:style style:name="P37" style:family="paragraph" style:parent-style-name="Standard">
      <style:text-properties fo:font-size="12pt" fo:language="de" fo:country="DE" officeooo:rsid="001bdb74" officeooo:paragraph-rsid="0026eacf" style:font-size-asian="12pt" style:font-size-complex="12pt"/>
    </style:style>
    <style:style style:name="P38" style:family="paragraph" style:parent-style-name="Standard">
      <style:text-properties fo:font-size="12pt" fo:language="de" fo:country="DE" officeooo:rsid="001634ed" officeooo:paragraph-rsid="0026eacf" style:font-size-asian="12pt" style:font-size-complex="12pt"/>
    </style:style>
    <style:style style:name="P39" style:family="paragraph" style:parent-style-name="Standard">
      <style:text-properties fo:font-size="12pt" fo:language="de" fo:country="DE" officeooo:rsid="001b4413" officeooo:paragraph-rsid="0026eacf" style:font-size-asian="12pt" style:font-size-complex="12pt"/>
    </style:style>
    <style:style style:name="P40" style:family="paragraph" style:parent-style-name="Standard">
      <style:text-properties fo:font-weight="bold" officeooo:paragraph-rsid="0026eacf" style:font-weight-asian="bold" style:font-weight-complex="bold"/>
    </style:style>
    <style:style style:name="P41" style:family="paragraph" style:parent-style-name="Heading_20_1">
      <style:text-properties fo:language="de" fo:country="DE"/>
    </style:style>
    <style:style style:name="P42" style:family="paragraph" style:parent-style-name="Heading_20_1">
      <style:text-properties fo:language="de" fo:country="DE" officeooo:rsid="001634ed" officeooo:paragraph-rsid="001634ed"/>
    </style:style>
    <style:style style:name="P43" style:family="paragraph" style:parent-style-name="Heading_20_1">
      <style:text-properties fo:language="de" fo:country="DE" officeooo:rsid="001bdb74" officeooo:paragraph-rsid="002114c9"/>
    </style:style>
    <style:style style:name="P44" style:family="paragraph" style:parent-style-name="Heading_20_1">
      <style:text-properties officeooo:paragraph-rsid="0026eacf"/>
    </style:style>
    <style:style style:name="P45" style:family="paragraph" style:parent-style-name="Table_20_Contents">
      <style:text-properties officeooo:rsid="00237ebf" officeooo:paragraph-rsid="0026eacf"/>
    </style:style>
    <style:style style:name="P46" style:family="paragraph" style:parent-style-name="Table_20_Contents">
      <style:text-properties officeooo:rsid="0024c103" officeooo:paragraph-rsid="0026eacf"/>
    </style:style>
    <style:style style:name="P47" style:family="paragraph" style:parent-style-name="Table_20_Contents">
      <style:text-properties officeooo:rsid="0028b5ba" officeooo:paragraph-rsid="0026eacf"/>
    </style:style>
    <style:style style:name="P48" style:family="paragraph" style:parent-style-name="Table_20_Contents">
      <style:text-properties officeooo:rsid="0028b5ba" officeooo:paragraph-rsid="0028ff2d"/>
    </style:style>
    <style:style style:name="P49" style:family="paragraph" style:parent-style-name="Table_20_Contents">
      <style:text-properties fo:font-weight="bold" officeooo:rsid="00237ebf" officeooo:paragraph-rsid="0026eacf" style:font-weight-asian="bold" style:font-weight-complex="bold"/>
    </style:style>
    <style:style style:name="P50" style:family="paragraph" style:parent-style-name="Table_20_Contents">
      <style:text-properties officeooo:rsid="0026eacf" officeooo:paragraph-rsid="0026eacf"/>
    </style:style>
    <style:style style:name="T1" style:family="text">
      <style:text-properties officeooo:rsid="001c27ad"/>
    </style:style>
    <style:style style:name="T2" style:family="text">
      <style:text-properties fo:font-size="12pt" fo:language="de" fo:country="DE" officeooo:rsid="0013c1d8" style:font-size-asian="12pt" style:font-size-complex="12pt"/>
    </style:style>
    <style:style style:name="T3" style:family="text">
      <style:text-properties fo:font-size="12pt" fo:language="de" fo:country="DE" officeooo:rsid="001e7b4a"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026eacf" style:font-size-asian="12pt" style:font-size-complex="12pt"/>
    </style:style>
    <style:style style:name="T6" style:family="text">
      <style:text-properties officeooo:rsid="001e06bc"/>
    </style:style>
    <style:style style:name="T7" style:family="text">
      <style:text-properties officeooo:rsid="001e7b4a"/>
    </style:style>
    <style:style style:name="T8" style:family="text">
      <style:text-properties fo:language="de" fo:country="DE"/>
    </style:style>
    <style:style style:name="T9" style:family="text">
      <style:text-properties fo:language="de" fo:country="DE" officeooo:rsid="001bdb74"/>
    </style:style>
    <style:style style:name="T10" style:family="text">
      <style:text-properties fo:language="de" fo:country="DE" officeooo:rsid="002405a7"/>
    </style:style>
    <style:style style:name="T11" style:family="text">
      <style:text-properties officeooo:rsid="00205733"/>
    </style:style>
    <style:style style:name="T12" style:family="text">
      <style:text-properties officeooo:rsid="002114c9"/>
    </style:style>
    <style:style style:name="T13" style:family="text">
      <style:text-properties officeooo:rsid="002405a7"/>
    </style:style>
    <style:style style:name="T14" style:family="text">
      <style:text-properties officeooo:rsid="00237ebf"/>
    </style:style>
    <style:style style:name="T15" style:family="text">
      <style:text-properties officeooo:rsid="002a40ed"/>
    </style:style>
    <style:style style:name="T16" style:family="text">
      <style:text-properties officeooo:rsid="0026eacf"/>
    </style:style>
    <style:style style:name="T17" style:family="text">
      <style:text-properties officeooo:rsid="002767d3"/>
    </style:style>
    <style:style style:name="T18" style:family="text">
      <style:text-properties officeooo:rsid="00229017"/>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HDD</text:h>
      <text:p text:style-name="P17">Randdaten</text:p>
      <text:p text:style-name="P17"/>
      <text:p text:style-name="P1">- Erfunden 1954 von einem IBM-Team geleitet durch Rey Johnson</text:p>
      <text:p text:style-name="P1">- Wurde in den frühen 1960ern der dominante Sekundärspeicher</text:p>
      <text:p text:style-name="P1">- Non volatile Storage (Speichert Daten unabhängig davon, dass Stro<text:span text:style-name="T7">m</text:span> anliegt)</text:p>
      <text:p text:style-name="P1">- <text:span text:style-name="T7">Bis zu 14 TeraByte Speicherplatz</text:span></text:p>
      <text:p text:style-name="P1">- <text:span text:style-name="T7">Rasanter Anstieg an Kapazität (Januar 2007 1TB, September 2011 4TB, 2017 14 TB)</text:span></text:p>
      <text:p text:style-name="P1">- <text:span text:style-name="T7">Standardbaugröße 3,5''</text:span></text:p>
      <text:p text:style-name="P1"/>
      <text:p text:style-name="P7">Aufbau <text:span text:style-name="T6">und Funktionsweise</text:span></text:p>
      <text:p text:style-name="P9"/>
      <text:p text:style-name="P9">- Mehreren magnetisch beschreibbaren Platten</text:p>
      <text:p text:style-name="P9">- Motor zum rotieren der Platten</text:p>
      <text:p text:style-name="P9">- Schreib-/Lesekopfarm und dazugehörige Schreib/Leseköpfe</text:p>
      <text:p text:style-name="P9">- Motor für die Kopfpositionierung</text:p>
      <text:p text:style-name="P9">- Chip, welcher die Armelektronik steuert</text:p>
      <text:p text:style-name="P9">- Platine für die Laufwerkselektronik</text:p>
      <text:p text:style-name="P9">- Anschlussleiste</text:p>
      <text:p text:style-name="P9"/>
      <text:p text:style-name="P4"><text:span text:style-name="T1">Eine Platte besteht</text:span> aus nicht-Magnetischem Material (Keramik, Glass, oft “oberflächenbehandelte Aluminium-Legierung”), welche<text:span text:style-name="T1">s</text:span> mit einer kleinen Schicht(10-20nm) Magnetischen Materials überzogen wurden. Zu guter letzt kommt eine Carbon-Schutzschicht. </text:p>
      <text:p text:style-name="P4"/>
      <text:p text:style-name="P6">Diese Übereinanderliegenden Platten, werden durch einen 25nm entfernten Lese-/Schreibkopf ausgelesen bzw. beschrieben, welcher durch den Motor and die richtige Stelle auf dem Datenträger positioniert wird. Jede Scheibenseite hat dabei ihren eigenen <text:s/>Lese-/Schreibkopf.</text:p>
      <text:p text:style-name="P5"/>
      <text:p text:style-name="P2">Speichert Daten indem es <text:span text:style-name="T6">das </text:span>ferromagnetische Material auf einer <text:span text:style-name="T6">der</text:span> <text:span text:style-name="T6">r</text:span>otierenden <text:span text:style-name="T6">Platten</text:span> magnetisiert und <text:span text:style-name="T6">liest, indem es </text:span>die Übergänge jener Magnetisierung ausließt.</text:p>
      <text:p text:style-name="P4"/>
      <text:p text:style-name="P4"/>
      <text:h text:style-name="P42" text:outline-level="1">SSD</text:h>
      <text:p text:style-name="P17">Randdaten</text:p>
      <text:p text:style-name="P17"/>
      <text:p text:style-name="P3">- <text:span text:style-name="T7">Markteinführung 1978 durch StorageTek</text:span></text:p>
      <text:p text:style-name="P3">- <text:span text:style-name="T7">Je nach Bauart volatile(DRAM) oder non-volatile(NAND Flash)</text:span></text:p>
      <text:p text:style-name="P3">- <text:span text:style-name="T11">Ende 2016 durch Seagate mit 60TB für 2017 angekündigt</text:span></text:p>
      <text:p text:style-name="P18"><text:span text:style-name="T2">- </text:span><text:span text:style-name="T3">Standardbaugröße 2,5''</text:span></text:p>
      <text:p text:style-name="P18"/>
      <text:p text:style-name="P8">Aufbau und Funktionsweise</text:p>
      <text:p text:style-name="P10"/>
      <text:p text:style-name="P10">- <text:span text:style-name="T12">Controller</text:span></text:p>
      <text:p text:style-name="P10">- <text:span text:style-name="T12">Speichermodul</text:span></text:p>
      <text:p text:style-name="P11">- Anschlussleiste</text:p>
      <text:p text:style-name="P10"/>
      <text:p text:style-name="P12">Es gibt verschiedene Formen der SSD, welche durch den Anschlusstyp des jeweiligen Modells abhängen. Diese unterscheiden sich im wesentlichen dadurch, dass sie entweder über ein Kabel (SATA) oder direkt ans Mainboard (PCI, M.2) angeschlossen werden.</text:p>
      <text:p text:style-name="P10"><text:soft-page-break/></text:p>
      <text:p text:style-name="P13">Erste Modelle bestanden aus DRAM volatile Speicher, seit 2009 wird aber häufiger NAND Flash Speicher genutzt, welcher non-volatile ist <text:span text:style-name="T12">und auch in USB-Stick genutzt wird</text:span>.</text:p>
      <text:p text:style-name="P14"/>
      <text:p text:style-name="P16">Flashspeicher hat nur begrenzte Schreibvorgänge (100.000 pro Zelle). Dies w<text:span text:style-name="T11">i</text:span>rd durch das <text:s/>„Wear-Leveling“-Verfahren gemanaged ,<text:span text:style-name="T11">welches die</text:span> <text:span text:style-name="T11">Speicherzellen welche die wenigsten Schreibzugrife hatten zuerst beschreibt</text:span>.</text:p>
      <text:p text:style-name="P15">Hierbei gibt es zwei verschiedene Verfahren. Das dynamische Wearleveling beschreibt von den Speicherzellen, welche zum beschreiben freigegeben wurden, jeweils die mit den bislang wenigsten Schreibzugriffen. Das statische Wearleveling <text:s/>hingegen sucht sich den Speicherort auch von beschriebenen Speicherzellen aus und schreibt den Inhalt einer belegten Speicherzelle zunächst an eine andere Position.</text:p>
      <text:p text:style-name="P15">Das statische Wearleveling nutz die Festplatte 4mal weniger ab als das dynamische.</text:p>
      <text:h text:style-name="P44" text:outline-level="1">Vergleich</text:h>
      <table:table table:name="Table1" table:style-name="Table1">
        <table:table-column table:style-name="Table1.A"/>
        <table:table-column table:style-name="Table1.B"/>
        <table:table-column table:style-name="Table1.C"/>
        <table:table-row>
          <table:table-cell table:style-name="Table1.A1" office:value-type="string">
            <text:p text:style-name="P45"/>
          </table:table-cell>
          <table:table-cell table:style-name="Table1.A1" office:value-type="string">
            <text:p text:style-name="P49">HDD</text:p>
          </table:table-cell>
          <table:table-cell table:style-name="Table1.C1" office:value-type="string">
            <text:p text:style-name="P49">SSD</text:p>
          </table:table-cell>
        </table:table-row>
        <table:table-row>
          <table:table-cell table:style-name="Table1.A2" office:value-type="string">
            <text:p text:style-name="P45">Maximale Kapazität</text:p>
          </table:table-cell>
          <table:table-cell table:style-name="Table1.A2" office:value-type="string">
            <text:p text:style-name="P45">bis 14TB</text:p>
          </table:table-cell>
          <table:table-cell table:style-name="Table1.C2" office:value-type="string">
            <text:p text:style-name="P45">Bis 16TB </text:p>
          </table:table-cell>
        </table:table-row>
        <table:table-row>
          <table:table-cell table:style-name="Table1.A2" office:value-type="string">
            <text:p text:style-name="P45">Preis pro GB</text:p>
          </table:table-cell>
          <table:table-cell table:style-name="Table1.A2" office:value-type="string">
            <text:p text:style-name="P45">ca. 0.03$</text:p>
          </table:table-cell>
          <table:table-cell table:style-name="Table1.C2" office:value-type="string">
            <text:p text:style-name="P45">ca. 0.20$</text:p>
          </table:table-cell>
        </table:table-row>
        <table:table-row>
          <table:table-cell table:style-name="Table1.A2" office:value-type="string">
            <text:p text:style-name="P37">Leserate</text:p>
          </table:table-cell>
          <table:table-cell table:style-name="Table1.A2" office:value-type="string">
            <text:p text:style-name="P37"><text:span text:style-name="T14">bis ca. </text:span>227MB/s</text:p>
          </table:table-cell>
          <table:table-cell table:style-name="Table1.C2" office:value-type="string">
            <text:p text:style-name="P28">bis 519MB/s</text:p>
          </table:table-cell>
        </table:table-row>
        <table:table-row>
          <table:table-cell table:style-name="Table1.A2" office:value-type="string">
            <text:p text:style-name="P37">Schreibrate</text:p>
          </table:table-cell>
          <table:table-cell table:style-name="Table1.A2" office:value-type="string">
            <text:p text:style-name="P45">bis ca. 160MB/s</text:p>
          </table:table-cell>
          <table:table-cell table:style-name="Table1.C2" office:value-type="string">
            <text:p text:style-name="P37">bis 490 MB/s</text:p>
          </table:table-cell>
        </table:table-row>
        <table:table-row table:style-name="Table1.6">
          <table:table-cell table:style-name="Table1.A2" office:value-type="string">
            <text:p text:style-name="P46">Betriebstemperatur</text:p>
          </table:table-cell>
          <table:table-cell table:style-name="Table1.A2" office:value-type="string">
            <text:p text:style-name="P46">5-55C</text:p>
          </table:table-cell>
          <table:table-cell table:style-name="Table1.C2" office:value-type="string">
            <text:p text:style-name="P46">0-70C</text:p>
          </table:table-cell>
        </table:table-row>
        <table:table-row table:style-name="Table1.6">
          <table:table-cell table:style-name="Table1.A2" office:value-type="string">
            <text:p text:style-name="P47">Stoßfestigkeit</text:p>
          </table:table-cell>
          <table:table-cell table:style-name="Table1.A2" office:value-type="string">
            <text:p text:style-name="P48">350 g (60g während Betrieb)</text:p>
          </table:table-cell>
          <table:table-cell table:style-name="Table1.C2" office:value-type="string">
            <text:p text:style-name="P48">1500 g <text:s text:c="3"/><text:span text:style-name="T16">(g</text:span> !<text:span text:style-name="T15">= gramm)</text:span></text:p>
          </table:table-cell>
        </table:table-row>
        <table:table-row table:style-name="Table1.6">
          <table:table-cell table:style-name="Table1.A2" office:value-type="string">
            <text:p text:style-name="P50">Stromverbrauch (Ruhe)</text:p>
          </table:table-cell>
          <table:table-cell table:style-name="Table1.A2" office:value-type="string">
            <text:p text:style-name="P50"><text:s/>&gt; 4W</text:p>
          </table:table-cell>
          <table:table-cell table:style-name="Table1.C2" office:value-type="string">
            <text:p text:style-name="P50"><text:s/>&lt; 1.3W</text:p>
          </table:table-cell>
        </table:table-row>
      </table:table>
      <text:p text:style-name="P40"/>
      <text:p text:style-name="P38">Aufgrund der mechanischen und beweglichen Teile sowie der Speicherung über Magnetismus sehr anfällig für äußere Einflüsse wie Vibrationen, Hitze/Kälte oder Magnetfelder. <text:span text:style-name="T16">SSD's wiederum sind durch da fehlen beweglicher Bauteile wesendlicher Robuster als HDD's. Hauptursachen für Ausfälle von SSD's sind Fehler im Controller oder in der Firmware.</text:span></text:p>
      <text:p text:style-name="P38"/>
      <text:p text:style-name="P31"><text:span text:style-name="T5">In Folge der beweglichen/mechanischen Teile der HDD entstehen Geräuche, welche bei der ausschließlich auf Elektronik basierenden SSD komplett wegfallen. Dadurch fällt bei der SSD auch jeglicher Verschleiß von mechanischen Teilen weg, jedoch sind sie durch die maximalen Schreibzyklen der Speicherzellen begrenzt.</text:span></text:p>
      <text:p text:style-name="P30"/>
      <text:p text:style-name="P29"><text:span text:style-name="T16">Eine SSD hat außerdem noch s</text:span>chnellere Zugriffszeiten als <text:span text:style-name="T16">eine </text:span>HDD, da kein Lesekopf bewegt werden muss <text:span text:style-name="T16">sondern über den Controller direkt auf die Speichereinheit zugegriffen werden kann</text:span>. <text:span text:style-name="T16">Aus diesem Grund müssen SSD'S auch nicht defragmentiert werden, da die Position der Daten keinen Einfluss auf die Geschwindigkeit der SSD hat und immer direkt auf jede Position zugegriffen werden kann.</text:span></text:p>
      <text:h text:style-name="P43" text:outline-level="1">Hybrid-<text:span text:style-name="T13">Systeme</text:span></text:h>
      <text:p text:style-name="P19"><text:span text:style-name="T9">D</text:span><text:span text:style-name="T8">ual Drive</text:span></text:p>
      <text:p text:style-name="P20"><text:span text:style-name="T8">Seperate HDD und SSD, auf welche einzeln </text:span><text:span text:style-name="T10">vom Betriebsystem</text:span><text:span text:style-name="T8"> zugegriffen</text:span><text:span text:style-name="T10"> </text:span><text:span text:style-name="T8">werden kann.</text:span></text:p>
      <text:p text:style-name="P23">Performance wird durch eine der folgenden 3 Methoden verbessert:</text:p>
      <text:list xml:id="list5624034784496406648" text:style-name="L1">
        <text:list-item>
          <text:p text:style-name="P24">Der User sortiert manuell die öfter aufgerufenen Dateien auf die SSD (OS, Haupstsächlich genutzte Anwendungen, etc.)</text:p>
        </text:list-item>
        <text:list-item>
          <text:p text:style-name="P25">Das Betriebsystem kombiniert die beiden Laufwerke in ein einzelnes für den User <text:soft-page-break/>sichtbares und verwaltet die Daten „unter der Haube“</text:p>
        </text:list-item>
        <text:list-item>
          <text:p text:style-name="P25">Zu den Festplatten externe Chipsätze verwalltet die Datenzugehörigkeit und kombiniert die beiden Laufwerke zu einem Laufwerk. Hierbei ist der Unterschied zu einer echten SSHD, dass das Betriebsystem trotzdem noch auf die einzelnen Laufwerke zugreifen kann.</text:p>
        </text:list-item>
      </text:list>
      <text:p text:style-name="P23"/>
      <text:p text:style-name="P26"/>
      <text:p text:style-name="P27">Solid-State Hybrid Drive</text:p>
      <text:p text:style-name="P21"><text:span text:style-name="T8">Als SSHD wird ein Produkt genannt, welches einen größeren Betrag von NAND-Flashzellen in eine HDD integriert, sodass dabei ein einzelnes „System“ entsteht. Dabei werden die Daten von einem integrieten </text:span><text:span text:style-name="T10">Controller verwaltet und bei hoher Zugriffrate von dem „HDD-Teil“ auf den „SSD-Teil“ verschoben um die Performance möglicht stark zu verbessern.</text:span></text:p>
      <text:p text:style-name="P22"><text:span text:style-name="T10">H</text:span><text:span text:style-name="T8">ierbei ist es wichtig, dass das Betriebsystem die SSHD ausschließlich als einzelnes Laufwerk erkennt und keiner Einfluss auf die Datenverwaltung hat.</text:span></text:p>
      <text:h text:style-name="Heading_20_1" text:outline-level="1">Quellen</text:h>
      <text:p text:style-name="P15"/>
      <text:p text:style-name="P35"><text:a xlink:type="simple" xlink:href="https://www.elektronik-kompendium.de/sites/com/0610291.htm" text:style-name="Internet_20_link">https://www.elektronik-kompendium.de/sites/com/0610291.htm</text:a></text:p>
      <text:p text:style-name="P15"><text:a xlink:type="simple" xlink:href="https://arstechnica.com/gadgets/2016/08/seagate-unveils-60tb-ssd-the-worlds-largest-hard-drive/">https://arstechnica.com/gadgets/2016/08/seagate-unveils-60tb-ssd-the-worlds-largest-hard-drive/</text:a></text:p>
      <text:p text:style-name="P33"><text:a xlink:type="simple" xlink:href="https://en.wikipedia.org/wiki/Hybrid_drive">https://en.wikipedia.org/wiki/Hybrid_drive</text:a><text:span text:style-name="T18"> </text:span>(+Reference Links)</text:p>
      <text:p text:style-name="P35"><text:a xlink:type="simple" xlink:href="http://www.ssd-info.net/funktionsweise-ssd/" text:style-name="Internet_20_link">http://www.ssd-info.net/funktionsweise-ssd/</text:a></text:p>
      <text:p text:style-name="P35"><text:a xlink:type="simple" xlink:href="https://de.wikipedia.org/wiki/Solid-State-Drive">https://de.wikipedia.org/wiki/Solid-State-Drive</text:a> <text:span text:style-name="T17">(+Reference Links)</text:span></text:p>
      <text:p text:style-name="P35"><text:a xlink:type="simple" xlink:href="http://www.datenrettung-fakten.de/Festplatte/aufbau-struktur-einer-festplatte.html" text:style-name="Internet_20_link">http://www.datenrettung-fakten.de/Festplatte/aufbau-struktur-einer-festplatte.html</text:a></text:p>
      <text:p text:style-name="P35"><text:a xlink:type="simple" xlink:href="https://de.wikipedia.org/wiki/Festplattenlaufwerk" text:style-name="Internet_20_link">https://de.wikipedia.org/wiki/Festplattenlaufwerk</text:a> <text:span text:style-name="T17">(+Reference Links)</text:span></text:p>
      <text:p text:style-name="P35"><text:a xlink:type="simple" xlink:href="https://de.wikipedia.org/wiki/NVM_Express" text:style-name="Internet_20_link">https://de.wikipedia.org/wiki/NVM_Express</text:a> <text:span text:style-name="T17">(+Reference Links)</text:span></text:p>
      <text:p text:style-name="P36"><text:a xlink:type="simple" xlink:href="https://www.tomshardware.de/ssd-mythos-flash-speicher-festplatten-hdd,testberichte-241627-5.html" text:style-name="Internet_20_link">https://www.tomshardware.de/ssd-mythos-flash-speicher-festplatten-hdd,testberichte-241627-5.html</text:a></text:p>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09:49:50.114104136</meta:creation-date>
    <dc:date>2017-11-14T21:34:18.553909437</dc:date>
    <meta:editing-duration>PT1H11M52S</meta:editing-duration>
    <meta:editing-cycles>5</meta:editing-cycles>
    <meta:generator>LibreOffice/4.2.8.2$Linux_X86_64 LibreOffice_project/420m0$Build-2</meta:generator>
    <meta:document-statistic meta:table-count="1" meta:image-count="0" meta:object-count="0" meta:page-count="3" meta:paragraph-count="81" meta:word-count="738" meta:character-count="5848" meta:non-whitespace-character-count="5184"/>
  </office:meta>
</office:document-meta>
</file>